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0.51cm" svg:y="0.339cm">
            <draw:object draw:notify-on-update-of-ranges="Sheet1.A1:Sheet1.A1 Sheet1.A2:Sheet1.A20 Sheet1.B1:Sheet1.B1 Sheet1.B2:Sheet1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Voltage</text:p>
          </table:table-cell>
          <table:table-cell table:style-name="Default" office:value-type="string" calcext:value-type="string">
            <text:p>Norm</text:p>
          </table:table-cell>
          <table:table-cell table:style-name="Default" office:value-type="string" calcext:value-type="string">
            <text:p>As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table:formula="of:=[.B2]/14.43" office:value-type="float" office:value="0.0033957033957034" calcext:value-type="float">
            <text:p>0.00</text:p>
          </table:table-cell>
          <table:table-cell table:formula="of:=DEGREES(ASIN([.C2]))" office:value-type="float" office:value="0.194559846958432" calcext:value-type="float">
            <text:p>0.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72" calcext:value-type="float">
            <text:p>1.172</text:p>
          </table:table-cell>
          <table:table-cell table:formula="of:=[.B3]/14.43" office:value-type="float" office:value="0.0812196812196812" calcext:value-type="float">
            <text:p>0.08</text:p>
          </table:table-cell>
          <table:table-cell table:formula="of:=DEGREES(ASIN([.C3]))" office:value-type="float" office:value="4.65867648566355" calcext:value-type="float">
            <text:p>4.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364" calcext:value-type="float">
            <text:p>2.364</text:p>
          </table:table-cell>
          <table:table-cell table:formula="of:=[.B4]/14.43" office:value-type="float" office:value="0.163825363825364" calcext:value-type="float">
            <text:p>0.16</text:p>
          </table:table-cell>
          <table:table-cell table:formula="of:=DEGREES(ASIN([.C4]))" office:value-type="float" office:value="9.42900426789461" calcext:value-type="float">
            <text:p>9.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53" calcext:value-type="float">
            <text:p>3.53</text:p>
          </table:table-cell>
          <table:table-cell table:formula="of:=[.B5]/14.43" office:value-type="float" office:value="0.244629244629245" calcext:value-type="float">
            <text:p>0.24</text:p>
          </table:table-cell>
          <table:table-cell table:formula="of:=DEGREES(ASIN([.C5]))" office:value-type="float" office:value="14.1599243045802" calcext:value-type="float">
            <text:p>14.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911" calcext:value-type="float">
            <text:p>4.911</text:p>
          </table:table-cell>
          <table:table-cell table:formula="of:=[.B6]/14.43" office:value-type="float" office:value="0.34033264033264" calcext:value-type="float">
            <text:p>0.34</text:p>
          </table:table-cell>
          <table:table-cell table:formula="of:=DEGREES(ASIN([.C6]))" office:value-type="float" office:value="19.8971416060464" calcext:value-type="float">
            <text:p>19.9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11" calcext:value-type="float">
            <text:p>6.11</text:p>
          </table:table-cell>
          <table:table-cell table:formula="of:=[.B7]/14.43" office:value-type="float" office:value="0.423423423423423" calcext:value-type="float">
            <text:p>0.42</text:p>
          </table:table-cell>
          <table:table-cell table:formula="of:=DEGREES(ASIN([.C7]))" office:value-type="float" office:value="25.0509119887194" calcext:value-type="float">
            <text:p>25.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.24" calcext:value-type="float">
            <text:p>7.24</text:p>
          </table:table-cell>
          <table:table-cell table:formula="of:=[.B8]/14.43" office:value-type="float" office:value="0.501732501732502" calcext:value-type="float">
            <text:p>0.50</text:p>
          </table:table-cell>
          <table:table-cell table:formula="of:=DEGREES(ASIN([.C8]))" office:value-type="float" office:value="30.1146877391176" calcext:value-type="float">
            <text:p>30.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.32" calcext:value-type="float">
            <text:p>8.32</text:p>
          </table:table-cell>
          <table:table-cell table:formula="of:=[.B9]/14.43" office:value-type="float" office:value="0.576576576576577" calcext:value-type="float">
            <text:p>0.58</text:p>
          </table:table-cell>
          <table:table-cell table:formula="of:=DEGREES(ASIN([.C9]))" office:value-type="float" office:value="35.2101157423404" calcext:value-type="float">
            <text:p>35.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.22" calcext:value-type="float">
            <text:p>9.22</text:p>
          </table:table-cell>
          <table:table-cell table:formula="of:=[.B10]/14.43" office:value-type="float" office:value="0.638946638946639" calcext:value-type="float">
            <text:p>0.64</text:p>
          </table:table-cell>
          <table:table-cell table:formula="of:=DEGREES(ASIN([.C10]))" office:value-type="float" office:value="39.7133177904613" calcext:value-type="float">
            <text:p>39.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16" calcext:value-type="float">
            <text:p>10.16</text:p>
          </table:table-cell>
          <table:table-cell table:formula="of:=[.B11]/14.43" office:value-type="float" office:value="0.704088704088704" calcext:value-type="float">
            <text:p>0.70</text:p>
          </table:table-cell>
          <table:table-cell table:formula="of:=DEGREES(ASIN([.C11]))" office:value-type="float" office:value="44.7559687790764" calcext:value-type="float">
            <text:p>44.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.99" calcext:value-type="float">
            <text:p>10.99</text:p>
          </table:table-cell>
          <table:table-cell table:formula="of:=[.B12]/14.43" office:value-type="float" office:value="0.761607761607762" calcext:value-type="float">
            <text:p>0.76</text:p>
          </table:table-cell>
          <table:table-cell table:formula="of:=DEGREES(ASIN([.C12]))" office:value-type="float" office:value="49.6061403387055" calcext:value-type="float">
            <text:p>49.6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.83" calcext:value-type="float">
            <text:p>11.83</text:p>
          </table:table-cell>
          <table:table-cell table:formula="of:=[.B13]/14.43" office:value-type="float" office:value="0.81981981981982" calcext:value-type="float">
            <text:p>0.82</text:p>
          </table:table-cell>
          <table:table-cell table:formula="of:=DEGREES(ASIN([.C13]))" office:value-type="float" office:value="55.0667610919233" calcext:value-type="float">
            <text:p>55.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.53" calcext:value-type="float">
            <text:p>12.53</text:p>
          </table:table-cell>
          <table:table-cell table:formula="of:=[.B14]/14.43" office:value-type="float" office:value="0.868329868329868" calcext:value-type="float">
            <text:p>0.87</text:p>
          </table:table-cell>
          <table:table-cell table:formula="of:=DEGREES(ASIN([.C14]))" office:value-type="float" office:value="60.2651356669405" calcext:value-type="float">
            <text:p>60.2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.1" calcext:value-type="float">
            <text:p>13.1</text:p>
          </table:table-cell>
          <table:table-cell table:formula="of:=[.B15]/14.43" office:value-type="float" office:value="0.907830907830908" calcext:value-type="float">
            <text:p>0.91</text:p>
          </table:table-cell>
          <table:table-cell table:formula="of:=DEGREES(ASIN([.C15]))" office:value-type="float" office:value="65.2072992732319" calcext:value-type="float">
            <text:p>65.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.48" calcext:value-type="float">
            <text:p>13.48</text:p>
          </table:table-cell>
          <table:table-cell table:formula="of:=[.B16]/14.43" office:value-type="float" office:value="0.934164934164934" calcext:value-type="float">
            <text:p>0.93</text:p>
          </table:table-cell>
          <table:table-cell table:formula="of:=DEGREES(ASIN([.C16]))" office:value-type="float" office:value="69.0936503669795" calcext:value-type="float">
            <text:p>69.0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.99" calcext:value-type="float">
            <text:p>13.99</text:p>
          </table:table-cell>
          <table:table-cell table:formula="of:=[.B17]/14.43" office:value-type="float" office:value="0.96950796950797" calcext:value-type="float">
            <text:p>0.97</text:p>
          </table:table-cell>
          <table:table-cell table:formula="of:=DEGREES(ASIN([.C17]))" office:value-type="float" office:value="75.8146332778411" calcext:value-type="float">
            <text:p>75.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.25" calcext:value-type="float">
            <text:p>14.25</text:p>
          </table:table-cell>
          <table:table-cell table:formula="of:=[.B18]/14.43" office:value-type="float" office:value="0.987525987525988" calcext:value-type="float">
            <text:p>0.99</text:p>
          </table:table-cell>
          <table:table-cell table:formula="of:=DEGREES(ASIN([.C18]))" office:value-type="float" office:value="80.9407300135168" calcext:value-type="float">
            <text:p>80.9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.4" calcext:value-type="float">
            <text:p>14.4</text:p>
          </table:table-cell>
          <table:table-cell table:formula="of:=[.B19]/14.43" office:value-type="float" office:value="0.997920997920998" calcext:value-type="float">
            <text:p>1.00</text:p>
          </table:table-cell>
          <table:table-cell table:formula="of:=DEGREES(ASIN([.C19]))" office:value-type="float" office:value="86.3047794680109" calcext:value-type="float">
            <text:p>86.3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.43" calcext:value-type="float">
            <text:p>14.43</text:p>
          </table:table-cell>
          <table:table-cell table:formula="of:=[.B20]/14.43" office:value-type="float" office:value="1" calcext:value-type="float">
            <text:p>1.00</text:p>
          </table:table-cell>
          <table:table-cell table:formula="of:=DEGREES(ASIN([.C20]))" office:value-type="float" office:value="90" calcext:value-type="float">
            <text:p>9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0T07:44:43.920976907</meta:creation-date>
    <dc:date>2023-08-10T22:21:22.325212934</dc:date>
    <meta:editing-duration>PT14H15M4S</meta:editing-duration>
    <meta:editing-cycles>2</meta:editing-cycles>
    <meta:generator>LibreOffice/7.3.7.2$Linux_X86_64 LibreOffice_project/30$Build-2</meta:generator>
    <meta:document-statistic meta:table-count="1" meta:cell-count="8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94cm" svg:y="0.316cm" chart:style-name="ch2">
          <text:p>Heading Bug </text:p>
        </chart:title>
        <chart:legend chart:legend-position="end" svg:x="13.492cm" svg:y="4.201cm" style:legend-expansion="high" chart:style-name="ch3"/>
        <chart:plot-area chart:style-name="ch4" table:cell-range-address="Sheet1.A1:Sheet1.B20" chart:data-source-has-labels="both" svg:x="0.32cm" svg:y="1.275cm" svg:width="12.852cm" svg:height="6.564cm">
          <chart:coordinate-region svg:x="0.941cm" svg:y="1.474cm" svg:width="11.951cm" svg:height="5.718cm"/>
          <chart:axis chart:dimension="x" chart:name="primary-x" chart:style-name="ch5" chartooo:axis-type="auto">
            <chart:title svg:x="6.265cm" svg:y="8.019cm" chart:style-name="ch6">
              <text:p>Angle</text:p>
            </chart:title>
            <chart:categories table:cell-range-address="Sheet1.A2:Sheet1.A2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2:Sheet1.B20" chart:label-cell-address="Sheet1.B1:Sheet1.B1" chart:class="chart:scatter">
            <chart:domain table:cell-range-address="Sheet1.A2:Sheet1.A20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20</svg:desc>
                </draw:g>
              </table:table-cell>
              <table:table-cell office:value-type="float" office:value="0.049">
                <text:p>0.049</text:p>
                <draw:g>
                  <svg:desc>Sheet1.B2:Sheet1.B20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172">
                <text:p>1.1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364">
                <text:p>2.36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911">
                <text:p>4.91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.11">
                <text:p>6.1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.24">
                <text:p>7.2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.16">
                <text:p>10.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.48">
                <text:p>13.4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4.43">
                <text:p>14.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